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Arial Narrow" svg:font-family="Arial Narrow" style:font-family-generic="swiss" style:font-pitch="variable" svg:panose-1="2 11 6 6 2 2 2 3 2 4"/>
    <style:font-face style:name="StarSymbol" svg:font-family="Star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15" style:parent-style-name="Framecontents" style:family="paragraph">
      <style:text-properties style:font-name="StarSymbol" style:font-name-asian="StarSymbol" style:font-name-complex="StarSymbol" fo:color="#999999"/>
    </style:style>
    <style:style style:name="P16" style:parent-style-name="Framecontents" style:family="paragraph">
      <style:text-properties style:font-name="StarSymbol" style:font-name-asian="StarSymbol" style:font-name-complex="StarSymbol" fo:color="#999999"/>
    </style:style>
    <style:style style:name="P17" style:parent-style-name="Standard" style:family="paragraph">
      <style:paragraph-properties fo:text-align="end">
        <style:tab-stops>
          <style:tab-stop style:type="left" style:position="4.8187in"/>
        </style:tab-stops>
      </style:paragraph-properties>
    </style:style>
    <style:style style:name="T18" style:parent-style-name="Absatz-Standardschriftart" style:family="text">
      <style:text-properties style:font-name="Arial" fo:font-size="11pt" style:font-size-asian="11pt" style:font-size-complex="11pt"/>
    </style:style>
    <style:style style:name="T19" style:parent-style-name="Absatz-Standardschriftart" style:family="text">
      <style:text-properties style:font-name="Arial" fo:font-size="11pt" style:font-size-asian="11pt" style:font-size-complex="11pt"/>
    </style:style>
    <number:date-style style:name="N20" number:language="de" number:country="DE">
      <number:day number:style="long" number:calendar="gregorian"/>
      <number:text>.</number:text>
      <number:month number:style="long" number:calendar="gregorian"/>
      <number:text>.</number:text>
      <number:year number:style="long" number:calendar="gregorian"/>
    </number:date-style>
    <style:style style:name="P21" style:parent-style-name="Standard" style:family="paragraph">
      <style:paragraph-properties fo:text-align="justify"/>
      <style:text-properties style:font-name="Arial" fo:font-size="10pt" style:font-size-asian="10pt" style:font-size-complex="10pt"/>
    </style:style>
    <style:style style:name="P22" style:parent-style-name="Standard" style:family="paragraph">
      <style:paragraph-properties fo:text-align="justify"/>
      <style:text-properties style:font-name="Arial" fo:font-size="10pt" style:font-size-asian="10pt" style:font-size-complex="10pt"/>
    </style:style>
    <style:style style:name="P23" style:parent-style-name="Standard" style:family="paragraph">
      <style:text-properties style:font-name="Arial" fo:font-weight="bold" style:font-weight-asian="bold" fo:font-size="10pt" style:font-size-asian="10pt" style:font-size-complex="10pt"/>
    </style:style>
    <style:style style:name="P24" style:parent-style-name="Standard" style:family="paragraph">
      <style:text-properties style:font-name="Arial" fo:font-size="10pt" style:font-size-asian="10pt" style:font-size-complex="10pt"/>
    </style:style>
    <style:style style:name="P25" style:parent-style-name="Standard" style:family="paragraph">
      <style:paragraph-properties fo:margin-bottom="0.1576in"/>
      <style:text-properties style:font-name="Arial" fo:font-size="10pt" style:font-size-asian="10pt" style:font-size-complex="10pt"/>
    </style:style>
    <style:style style:name="P26" style:parent-style-name="Standard" style:family="paragraph">
      <style:paragraph-properties fo:margin-bottom="0.1576in"/>
      <style:text-properties style:font-name="Arial" fo:font-size="10pt" style:font-size-asian="10pt" style:font-size-complex="10pt"/>
    </style:style>
    <style:style style:name="P27" style:parent-style-name="Standard" style:family="paragraph">
      <style:paragraph-properties fo:margin-bottom="0.1576in"/>
    </style:style>
    <style:style style:name="T28" style:parent-style-name="Absatz-Standardschriftart" style:family="text">
      <style:text-properties style:font-name="Arial" fo:font-size="10pt" style:font-size-asian="10pt" style:font-size-complex="10pt"/>
    </style:style>
    <style:style style:name="T29" style:parent-style-name="Absatz-Standardschriftart" style:family="text">
      <style:text-properties style:font-name="Arial" fo:font-size="10pt" style:font-size-asian="10pt" style:font-size-complex="10pt"/>
    </style:style>
    <style:style style:name="T30" style:parent-style-name="Absatz-Standardschriftart" style:family="text">
      <style:text-properties style:font-name="Arial" fo:font-size="10pt" style:font-size-asian="10pt" style:font-size-complex="10pt"/>
    </style:style>
    <style:style style:name="T31" style:parent-style-name="Absatz-Standardschriftart" style:family="text">
      <style:text-properties style:font-name="Arial" fo:font-size="10pt" style:font-size-asian="10pt" style:font-size-complex="10pt"/>
    </style:style>
    <style:style style:name="T32" style:parent-style-name="Absatz-Standardschriftart" style:family="text">
      <style:text-properties style:font-name="Arial" fo:font-size="10pt" style:font-size-asian="10pt" style:font-size-complex="10pt"/>
    </style:style>
    <style:style style:name="T33" style:parent-style-name="Absatz-Standardschriftart" style:family="text">
      <style:text-properties style:font-name="Arial" fo:font-size="10pt" style:font-size-asian="10pt" style:font-size-complex="10pt"/>
    </style:style>
    <style:style style:name="T34" style:parent-style-name="Absatz-Standardschriftart" style:family="text">
      <style:text-properties style:font-name="Arial" fo:font-size="10pt" style:font-size-asian="10pt" style:font-size-complex="10pt"/>
    </style:style>
    <style:style style:name="T35" style:parent-style-name="Absatz-Standardschriftart" style:family="text">
      <style:text-properties style:font-name="Tahoma" style:font-name-complex="Tahoma"/>
    </style:style>
    <style:style style:name="T36" style:parent-style-name="Absatz-Standardschriftart" style:family="text">
      <style:text-properties style:font-name="Arial" fo:font-size="10pt" style:font-size-asian="10pt" style:font-size-complex="10pt"/>
    </style:style>
    <style:style style:name="T37" style:parent-style-name="Absatz-Standardschriftart" style:family="text">
      <style:text-properties style:font-name="Arial" fo:font-size="10pt" style:font-size-asian="10pt" style:font-size-complex="10pt"/>
    </style:style>
    <style:style style:name="T38" style:parent-style-name="Absatz-Standardschriftart" style:family="text">
      <style:text-properties style:font-name="Arial" fo:font-weight="bold" style:font-weight-asian="bold" style:font-weight-complex="bold" fo:font-size="10pt" style:font-size-asian="10pt" style:font-size-complex="10pt"/>
    </style:style>
    <style:style style:name="T39" style:parent-style-name="Absatz-Standardschriftart" style:family="text">
      <style:text-properties style:font-name="Arial" fo:font-size="10pt" style:font-size-asian="10pt" style:font-size-complex="10pt"/>
    </style:style>
    <style:style style:name="P40" style:parent-style-name="Standard" style:family="paragraph">
      <style:text-properties style:font-name="Arial" fo:font-size="10pt" style:font-size-asian="10pt" style:font-size-complex="10pt"/>
    </style:style>
    <style:style style:name="P41" style:parent-style-name="Standard" style:family="paragraph">
      <style:text-properties style:font-name="Arial" fo:font-size="10pt" style:font-size-asian="10pt" style:font-size-complex="10pt"/>
    </style:style>
    <style:style style:name="P42" style:parent-style-name="Standard" style:family="paragraph">
      <style:paragraph-properties fo:margin-bottom="0.1576in"/>
      <style:text-properties style:font-name="Arial" fo:font-size="10pt" style:font-size-asian="10pt" style:font-size-complex="10pt"/>
    </style:style>
    <style:style style:name="P43" style:parent-style-name="Standard" style:family="paragraph">
      <style:paragraph-properties fo:margin-bottom="0.1576in"/>
    </style:style>
    <style:style style:name="T44" style:parent-style-name="Absatz-Standardschriftart" style:family="text">
      <style:text-properties style:font-name="Arial" fo:font-size="10pt" style:font-size-asian="10pt" style:font-size-complex="10pt"/>
    </style:style>
    <style:style style:name="T45" style:parent-style-name="Absatz-Standardschriftart" style:family="text">
      <style:text-properties style:font-name="Arial" fo:font-size="10pt" style:font-size-asian="10pt" style:font-size-complex="10pt"/>
    </style:style>
    <style:style style:name="T46" style:parent-style-name="Absatz-Standardschriftart" style:family="text">
      <style:text-properties style:font-name="Arial" fo:font-size="10pt" style:font-size-asian="10pt" style:font-size-complex="10pt"/>
    </style:style>
    <style:style style:name="T47" style:parent-style-name="Absatz-Standardschriftart" style:family="text">
      <style:text-properties style:font-name="Arial" fo:font-size="10pt" style:font-size-asian="10pt" style:font-size-complex="10pt"/>
    </style:style>
    <style:style style:name="T48" style:parent-style-name="Absatz-Standardschriftart" style:family="text">
      <style:text-properties style:font-name="Arial" fo:font-size="10pt" style:font-size-asian="10pt" style:font-size-complex="10pt"/>
    </style:style>
    <style:style style:name="T49" style:parent-style-name="Absatz-Standardschriftart" style:family="text">
      <style:text-properties style:text-underline-type="single" style:text-underline-style="solid" style:text-underline-width="auto" style:text-underline-mode="continuous"/>
    </style:style>
    <style:style style:name="T50" style:parent-style-name="Absatz-Standardschriftart" style:family="text">
      <style:text-properties style:font-name="Arial" fo:font-size="10pt" style:font-size-asian="10pt" style:font-size-complex="10pt"/>
    </style:style>
    <style:style style:name="P51" style:parent-style-name="Standard" style:family="paragraph">
      <style:paragraph-properties fo:margin-bottom="0.1576in"/>
      <style:text-properties style:font-name="Arial" fo:font-size="10pt" style:font-size-asian="10pt" style:font-size-complex="10pt"/>
    </style:style>
    <style:style style:name="P52" style:parent-style-name="Standard" style:family="paragraph">
      <style:paragraph-properties fo:margin-bottom="0.1576in"/>
      <style:text-properties style:font-name="Arial" fo:font-size="10pt" style:font-size-asian="10pt" style:font-size-complex="10pt"/>
    </style:style>
    <style:style style:name="P53" style:parent-style-name="Standard" style:family="paragraph">
      <style:paragraph-properties fo:margin-bottom="0.1576in"/>
      <style:text-properties style:font-name="Arial" fo:font-size="10pt" style:font-size-asian="10pt" style:font-size-complex="10pt"/>
    </style:style>
    <style:style style:name="P54" style:parent-style-name="Standard" style:family="paragraph">
      <style:paragraph-properties fo:margin-bottom="0.1576in"/>
      <style:text-properties style:font-name="Arial" fo:font-size="10pt" style:font-size-asian="10pt" style:font-size-complex="10pt"/>
    </style:style>
    <style:style style:name="P55" style:parent-style-name="Standard" style:family="paragraph">
      <style:paragraph-properties fo:margin-bottom="0.1576in"/>
      <style:text-properties style:font-name="Arial" fo:font-size="10pt" style:font-size-asian="10pt" style:font-size-complex="10pt"/>
    </style:style>
    <style:style style:name="P56" style:parent-style-name="Standard" style:family="paragraph">
      <style:paragraph-properties fo:margin-bottom="0.1576in"/>
      <style:text-properties style:font-name="Arial" fo:font-size="10pt" style:font-size-asian="10pt" style:font-size-complex="10pt"/>
    </style:style>
    <style:style style:name="P57" style:parent-style-name="Standard" style:family="paragraph">
      <style:paragraph-properties fo:margin-bottom="0.1576in"/>
      <style:text-properties style:font-name="Arial" fo:font-size="10pt" style:font-size-asian="10pt" style:font-size-complex="10pt"/>
    </style:style>
    <style:style style:name="P58" style:parent-style-name="Standard" style:family="paragraph">
      <style:paragraph-properties fo:widows="0" fo:orphans="0" fo:break-before="page"/>
      <style:text-properties style:font-name="Arial" fo:font-size="10pt" style:font-size-asian="10pt" style:font-size-complex="10pt" fo:hyphenate="true"/>
    </style:style>
    <style:style style:name="P59" style:parent-style-name="Standard" style:family="paragraph">
      <style:paragraph-properties fo:margin-bottom="0.1576in"/>
    </style:style>
    <style:style style:name="P60" style:parent-style-name="Standard" style:family="paragraph">
      <style:paragraph-properties fo:margin-bottom="0.1576in"/>
      <style:text-properties style:text-underline-type="single" style:text-underline-style="solid" style:text-underline-width="auto" style:text-underline-mode="continuous"/>
    </style:style>
    <style:style style:name="P61" style:parent-style-name="Standard" style:family="paragraph">
      <style:paragraph-properties fo:margin-bottom="0.1576in"/>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id="id0" draw:style-name="a1" draw:name="Bend Marks" text:anchor-type="paragraph" svg:x="0.26378in" svg:y="3.74016in" svg:width="0.07569in" svg:height="4.72431in" style:rel-width="scale" style:rel-height="scale"><draw:text-box><text:p text:style-name="P15"/><text:p text:style-name="P16"/></draw:text-box><svg:title/><svg:desc/></draw:frame></text:p>
      <text:p text:style-name="P17"><text:span text:style-name="T18">Stuttgart,<text:s/></text:span><text:span text:style-name="T19"><text:date style:data-style-name="N20">08.09.2017</text:date></text:span></text:p>
      <text:p text:style-name="P21"/>
      <text:p text:style-name="P22"/>
      <text:p text:style-name="P23">Startrundschreiben A-Klasse Stuttgart-Mitte 2017/2018</text:p>
      <text:p text:style-name="P24"/>
      <text:p text:style-name="P25">Liebe Schachfreunde,</text:p>
      <text:p text:style-name="P26">als Staffelleiter begrüße ich alle zur neuen<text:s/>Saison und bedanke mich bei allen Vereinen,<text:s/>die<text:s/>ihre<text:s/>Meldungen<text:s/>über das Portal rechtzeitig erfasst haben..</text:p>
      <text:p text:style-name="P27"><text:span text:style-name="T28">Als erstes erinnere ich an die Zahlung des Startgel</text:span><text:span text:style-name="T29">des: Stichtag ist der 30.09.2017</text:span><text:span text:style-name="T30">. Für jede Mannschaft in der A-Klasse ist ein Startgeld von 10 € auf da</text:span><text:span text:style-name="T31">s <text:s/></text:span><text:span text:style-name="T32">Kreiskonto<text:s/></text:span><text:span text:style-name="T33"><text:line-break/></text:span><text:span text:style-name="T34">IBAN: DE10 6005 0101 0002 6867 76</text:span><text:span text:style-name="T35"><text:s/></text:span><text:span text:style-name="T36">zu überweisen.</text:span></text:p>
      <text:p text:style-name="Standard"><text:span text:style-name="T37">Anzugeben sind:<text:s/></text:span><text:span text:style-name="T38">Staffel, Verein und Mannschaftsnummer</text:span><text:span text:style-name="T39"><text:s/>zum Beispiel:<text:s/></text:span></text:p>
      <text:p text:style-name="P40">Kreis-, A- und B-Klasse, SK Gerlingen 2,3,4,5</text:p>
      <text:p text:style-name="P41"/>
      <text:p text:style-name="P42">Selbstverständlich kann das Startgeld aller Mannschaften eines Vereins in<text:s/>den Staffeln des Kreises Stuttgart-Mitte gemeinsam überwiesen werden. Bitte informiert euren Vereinskassierer den Betrag zu überweisen, soweit noch nicht geschehen. (Nach GSO verdoppelt sich der Betrag bei verspäteter Zahlung und es können sogar bis zum Zahlungseingang alle erzielten<text:s/>Punkte annulliert werden.)</text:p>
      <text:p text:style-name="P43"><text:span text:style-name="T44">Bitte beachtet darüber hinaus das Informationsblatt für Mannschaftsführer, dass diesem Rundschreiben beigelegt ist. Des Weiteren bietet der Schachbezirk Stuttgart auch in diesem Jahr wieder eine<text:s/></text:span><text:span text:style-name="T45">Mannschaftsführer-Schulung am 16</text:span><text:span text:style-name="T46">. September in<text:s/></text:span><text:span text:style-name="T47">Rommelshausen</text:span><text:span text:style-name="T48"><text:s/>an. Weitere Infos unter<text:s/></text:span><text:span text:style-name="T49">http://www.svw.info/bezirke/sbs/12719-mannschaftsfuehrerschulung-2017</text:span><text:a xlink:href="http://www.svw.info/bezirke/sbs/10935-mannschaftsfuehrerschulung-2015" office:target-frame-name="_top" xlink:show="replace"><text:span text:style-name="T50">.</text:span></text:a></text:p>
      <text:p text:style-name="P51">Es sind dieses Jahr 10 Meldungen für die A-Klasse. Daraus folgen 9 Spieltermine, die auf der Seite des Ergebnisdienstes bereits eingesehen werden können.<text:s/>Erstmals haben wir auch eine Spielgemeinschaft zwischen den Vereinen TV Zazenhausen und dem SSV Zuffenhausen, welche am Spielbetrieb teilnimmt. Leider kann im Portal diese Spielgemeinschaft im Moment nicht angelegt werden mit den Spielern, wir hoffen dass dies zeitnah möglich ist. Ich habe euch aber die Aufstellung der Mannschaft unten angehängt, damit hierdurch keine Vorteilsnahme entstehen kann. Mannschaftsführer der Mannschaft ist Ansgar Hummel, welcher dankenswerterweise auch die Staffelleiter der B-Klasse übernommen hat.</text:p>
      <text:p text:style-name="P52">Ich hoffe, dass<text:s/>wir dieses Jahr alle Entscheidungen sportlich am Brett herbeiführen können und erinnere daran, dass im Fall von Engpässen sowohl Verschiebungen von Spielterminen als auch Spielorten zulässig sind. Steht etwa das eigene Spiellokal nicht zur Verfügung, kann<text:s/>ein „Tausch“ des Heimrechtes oder eine Anfrage bei einem benachbarten Verein das Problem oft schnell und unbürokratisch lösen. Eine Spielabsage sollte wirklich nur der letzte Schritt sein und zieht immer ein Bußgeld nach sich.</text:p>
      <text:p text:style-name="P53">Ich werde flexible Lösungen<text:s/>im Sinne des Schachsportes unterstützen, soweit es die Spielordnung zulässt, bitte dabei aber um Einbindung und Information der Staffelleitung.</text:p>
      <text:p text:style-name="P54">Ich wünsche uns allen eine gute und ruhige Saison.</text:p>
      <text:p text:style-name="P55">Mit freundlichen Grüßen,</text:p>
      <text:p text:style-name="P56">Patrick Schranz</text:p>
      <text:p text:style-name="P57"/>
      <text:p text:style-name="P58"/>
      <text:soft-page-break/>
      <text:p text:style-name="P59">Anhang:</text:p>
      <text:p text:style-name="P60">Aufstellung SG Zazenhausen / Zuffenhausen 1</text:p>
      <text:p text:style-name="P61">B1 Palinkas, Josef, C0539-149<text:line-break/><text:line-break/>B2 Klett, Hartmus, C0566-60<text:line-break/><text:line-break/>B3 Windecker, Roman, C0539-154<text:line-break/><text:line-break/>B4 Momirov, Peter, C0539-148<text:line-break/><text:line-break/>B5 Hummel, Ansgar, C0566-27<text:line-break/><text:line-break/>B6 Komarek, Julian, C0566-63<text:line-break/><text:line-break/>B7 Dollmann, Tom, C0566-44<text:line-break/><text:line-break/>B8 Fisz, Quentin, C0566-48<text:line-break/><text:line-break/>B9 Spahr, Nico, C0566-55<text:line-break/><text:line-break/>B10 Martinovic, Nikola Lazar, C0539-186<text:line-break/><text:line-break/>B11 Kaden, Marwin, C0566-66<text:line-break/><text:line-break/>B12 Simsek, Evindar, C0566-61<text:line-break/><text:line-break/>B13 Zengin, Ahmed Furkan, C0539-19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Arial Narrow" svg:font-family="Arial Narrow" style:font-family-generic="swiss" style:font-pitch="variable" svg:panose-1="2 11 6 6 2 2 2 3 2 4"/>
    <style:font-face style:name="StarSymbol" svg:font-family="Star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widows="2" fo:orphans="2"/>
      <style:text-properties style:font-name-asian="Times New Roman" style:font-name-complex="Times New Roman"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3347in" fo:margin-left="0.9847in" fo:margin-bottom="0.2951in" fo:margin-right="0.9847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23in"/>
      </style:footer-style>
    </style:page-layout>
    <style:style style:name="P2" style:parent-style-name="Standard" style:family="paragraph">
      <style:paragraph-properties fo:margin-left="4.1486in">
        <style:tab-stops/>
      </style:paragraph-properties>
    </style:style>
    <style:style style:name="T3" style:parent-style-name="Absatz-Standardschriftart" style:family="text">
      <style:text-properties style:font-name="Arial Narrow" fo:color="#000000" fo:font-size="14pt" style:font-size-asian="14pt" style:font-size-complex="14pt"/>
    </style:style>
    <style:style style:name="T4" style:parent-style-name="Absatz-Standardschriftart" style:family="text">
      <style:text-properties style:font-name="Arial Narrow" fo:color="#000000" fo:font-size="14pt" style:font-size-asian="14pt" style:font-size-complex="14pt"/>
    </style:style>
    <style:style style:name="P5" style:parent-style-name="Standard" style:family="paragraph">
      <style:paragraph-properties fo:margin-left="4.1486in">
        <style:tab-stops/>
      </style:paragraph-properties>
      <style:text-properties style:font-name="Arial Narrow" fo:color="#000000" fo:font-size="9pt" style:font-size-asian="9pt" style:font-size-complex="9pt"/>
    </style:style>
    <style:style style:name="P6" style:parent-style-name="Standard" style:family="paragraph">
      <style:paragraph-properties fo:margin-left="4.1486in">
        <style:tab-stops/>
      </style:paragraph-properties>
      <style:text-properties style:font-name="Arial Narrow" fo:color="#000000" fo:font-size="9pt" style:font-size-asian="9pt" style:font-size-complex="9pt"/>
    </style:style>
    <style:style style:name="P7"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8"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9"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0"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1"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2"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3" style:parent-style-name="Standard" style:family="paragraph">
      <style:paragraph-properties fo:margin-left="4.1486in">
        <style:tab-stops>
          <style:tab-stop style:type="left" style:position="4.8187in"/>
        </style:tab-stops>
      </style:paragraph-properties>
      <style:text-properties style:font-name="Arial Narrow" fo:color="#000000" fo:font-size="9pt" style:font-size-asian="9pt" style:font-size-complex="9pt"/>
    </style:style>
    <style:style style:name="P14" style:parent-style-name="Fußzeile" style:family="paragraph">
      <style:paragraph-properties>
        <style:tab-stops>
          <style:tab-stop style:type="left" style:position="4.875in"/>
          <style:tab-stop style:type="right" style:position="6.3in"/>
        </style:tab-stops>
      </style:paragraph-properties>
      <style:text-properties style:font-name="Arial" style:font-name-complex="Arial" fo:font-size="8pt" style:font-size-asian="8pt" style:font-size-complex="8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Grafik1" text:anchor-type="paragraph" svg:x="0.00906in" svg:y="0in" svg:width="2.14921in" svg:height="1.42795in" style:rel-width="scale" style:rel-height="scale"><draw:image xlink:href="media/image1.png" xlink:type="simple" xlink:show="embed" xlink:actuate="onLoad"/><svg:title/><svg:desc/></draw:frame></text:span><text:span text:style-name="T4">Schachkreis Stuttgart-Mitte</text:span></text:p>
        <text:p text:style-name="P5">http://www.svw.info/bezirke/sbs/mitte</text:p>
        <text:p text:style-name="P6"/>
        <text:p text:style-name="P7">Patrick Schranz</text:p>
        <text:p text:style-name="P8">Staffelleiter A-Klasse<text:s/></text:p>
        <text:p text:style-name="P9">Feuerbacher Weg 200</text:p>
        <text:p text:style-name="P10">D-70469 Stuttgart</text:p>
        <text:p text:style-name="P11">Tel: 0711/20193084</text:p>
        <text:p text:style-name="P12">Mobil: 0163/3162566</text:p>
        <text:p text:style-name="P13">E-Mail: patrick.schranz@svw.info</text:p>
      </style:header>
      <style:footer>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tartschreiben_B_S-Mitte_2014-15.odt</dc:title>
    <dc:subject>Vorlage</dc:subject>
    <meta:initial-creator>Philippe Leick</meta:initial-creator>
    <dc:creator>Schranz, Patrick (EDV-Azubi)</dc:creator>
    <meta:creation-date>2017-09-08T13:53:00Z</meta:creation-date>
    <dc:date>2017-09-08T13:53:00Z</dc:date>
    <meta:print-date>2016-09-20T18:58:00Z</meta:print-date>
    <meta:template xlink:href="UserTemplate2.ott" xlink:type="simple"/>
    <meta:editing-cycles>2</meta:editing-cycles>
    <meta:editing-duration>PT0S</meta:editing-duration>
    <meta:document-statistic meta:page-count="2" meta:paragraph-count="6" meta:word-count="458" meta:character-count="3339" meta:row-count="24" meta:non-whitespace-character-count="2887"/>
  </office:meta>
</office:document-meta>
</file>